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1624114801C24136F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612" svg:font-family="B612" style:font-pitch="variable"/>
    <style:font-face style:name="Lato Semibold" svg:font-family="'Lato Semibold'" style:font-pitch="variable"/>
    <style:font-face style:name="Roboto Condensed Medium" svg:font-family="'Roboto Condensed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22.483cm" fo:min-width="14.613cm"/>
    </style:style>
    <style:style style:name="gr2" style:family="graphic" style:parent-style-name="standard">
      <style:graphic-properties draw:stroke="none" draw:fill="gradient" draw:fill-gradient-name="Gradient_20_2" draw:gradient-step-count="64" draw:textarea-horizontal-align="justify" draw:textarea-vertical-align="middle" draw:auto-grow-height="false" fo:min-height="5.719cm" fo:min-width="13.089cm"/>
    </style:style>
    <style:style style:name="gr3" style:family="graphic" style:parent-style-name="standard">
      <style:graphic-properties draw:stroke="none" draw:fill="gradient" draw:fill-gradient-name="Gradient_20_2" draw:gradient-step-count="64" draw:textarea-horizontal-align="justify" draw:textarea-vertical-align="middle" draw:auto-grow-height="false" fo:min-height="14.451cm" fo:min-width="13.089cm"/>
    </style:style>
    <style:style style:name="gr4" style:family="graphic" style:parent-style-name="standard">
      <style:graphic-properties draw:stroke="none" draw:fill="solid" draw:fill-color="#191970" draw:gradient-step-count="0" draw:textarea-horizontal-align="justify" draw:textarea-vertical-align="middle" draw:auto-grow-height="false" fo:min-height="3.148cm" fo:min-width="1.0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gradient" draw:fill-gradient-name="Gradient_20_2" draw:gradient-step-count="64"/>
      <style:paragraph-properties fo:text-align="center"/>
    </style:style>
    <style:style style:name="P3" style:family="paragraph">
      <loext:graphic-properties draw:fill="solid" draw:fill-color="#191970" draw:gradient-step-count="0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Roboto Condensed Medium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color="#ffffff" style:font-name="Roboto Condensed Medium"/>
    </style:style>
    <style:style style:name="P6" style:family="paragraph">
      <style:paragraph-properties fo:text-align="center"/>
    </style:style>
    <style:style style:name="T1" style:family="text">
      <style:text-properties fo:color="#ffffff" style:font-name="Roboto Condensed Medium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ffffff" style:font-name="Roboto Condensed Medium" fo:font-size="48pt" style:font-size-asian="48pt" style:font-size-complex="48pt"/>
    </style:style>
    <style:style style:name="T3" style:family="text">
      <style:text-properties fo:color="#ffffff" style:font-name="Roboto Condensed Medium" fo:font-size="24pt" style:font-size-asian="24pt" style:font-size-complex="24pt"/>
    </style:style>
    <style:style style:name="T4" style:family="text">
      <style:text-properties fo:color="#ffffff" style:font-name="Roboto Condensed Medium" fo:font-size="24pt" fo:font-style="italic" style:font-size-asian="24pt" style:font-style-asian="italic" style:font-size-complex="24pt" style:font-style-complex="italic"/>
    </style:style>
    <style:style style:name="T5" style:family="text">
      <style:text-properties fo:color="#ffffff" style:text-position="super 58%" style:font-name="Roboto Condensed Medium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22.733cm" svg:x="3.54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89cm" svg:height="5.969cm" svg:x="5.064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589cm" svg:height="14.701cm" svg:x="5.064cm" svg:y="9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24cm" svg:height="3.398cm" svg:x="3.54cm" svg:y="9.5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402cm" svg:height="1.162cm" svg:x="5.264cm" svg:y="3.84cm">
          <draw:text-box>
            <text:p><text:span text:style-name="T1">N E Davis</text:span></text:p>
          </draw:text-box>
        </draw:frame>
        <draw:frame draw:style-name="gr5" draw:text-style-name="P5" draw:layer="layout" svg:width="5.688cm" svg:height="5.245cm" svg:x="5.318cm" svg:y="9.89cm">
          <draw:text-box>
            <text:p><text:span text:style-name="T2">Urbi</text:span><text:span text:style-name="T2">t</text:span></text:p>
            <text:p><text:span text:style-name="T3">An </text:span><text:span text:style-name="T3">Introduc</text:span><text:span text:style-name="T3">tion</text:span></text:p>
            <text:p><text:span text:style-name="T3"/></text:p>
            <text:p><text:span text:style-name="T4">1</text:span><text:span text:style-name="T5">st</text:span><text:span text:style-name="T4"> </text:span><text:span text:style-name="T4">Edition</text:span></text:p>
          </draw:text-box>
        </draw:frame>
        <draw:frame draw:style-name="gr6" draw:text-style-name="P6" draw:layer="layout" svg:width="5.304cm" svg:height="1.466cm" svg:x="12.811cm" svg:y="22.844cm">
          <draw:image xlink:href="Pictures/1000020100000500000001624114801C24136F5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612" svg:font-family="B612" style:font-pitch="variable"/>
    <style:font-face style:name="Lato Semibold" svg:font-family="'Lato Semibold'" style:font-pitch="variable"/>
    <style:font-face style:name="Roboto Condensed Medium" svg:font-family="'Roboto Condensed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ff" draw:end-color="#ff0000" draw:start-intensity="100%" draw:end-intensity="100%" draw:angle="300" draw:border="0%"/>
    <draw:gradient draw:name="Gradient_20_2" draw:display-name="Gradient 2" draw:style="linear" draw:start-color="#191970" draw:end-color="#ff000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8:29:02.261800583</meta:creation-date>
    <dc:date>2021-03-08T18:38:29.007239228</dc:date>
    <meta:editing-duration>PT9M27S</meta:editing-duration>
    <meta:editing-cycles>1</meta:editing-cycles>
    <meta:document-statistic meta:object-count="7"/>
    <meta:generator>LibreOffice/6.4.6.2$Linux_X86_64 LibreOffice_project/40$Build-2</meta:generator>
  </office:meta>
</office:document-meta>
</file>